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401cm" fo:min-width="2.9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401cm" fo:min-width="3.56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528cm" fo:min-width="3.3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56cm" fo:min-width="7.3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628cm" fo:min-width="3.057cm"/>
    </style:style>
    <style:style style:name="gr8" style:family="graphic" style:parent-style-name="standard">
      <style:graphic-properties draw:fill="none" draw:textarea-vertical-align="middle" draw:auto-grow-height="false" fo:min-height="19.252cm" fo:min-width="0.005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5.084cm" fo:min-width="6.612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4.19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671cm" fo:min-width="8.8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Lato Light"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style:font-name="Lato Light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style:font-name="Lato Ligh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ato Light" fo:font-size="12pt" fo:font-weight="bold" style:font-size-asian="12pt" style:font-weight-asian="bold" style:font-size-complex="12pt" style:font-weight-complex="bold"/>
    </style:style>
    <style:style style:name="P9" style:family="paragraph">
      <style:text-properties style:font-name="Lato Light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text-properties style:font-name="Lato Light" fo:font-size="15pt" fo:font-weight="bold" style:font-size-asian="15pt" style:font-weight-asian="bold" style:font-size-complex="15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ato Light" fo:font-size="12pt" style:font-size-asian="12pt" style:font-size-complex="12pt"/>
    </style:style>
    <style:style style:name="T2" style:family="text">
      <style:text-properties style:font-name="Lato Light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ato Light"/>
    </style:style>
    <style:style style:name="T4" style:family="text">
      <style:text-properties style:font-name="Lato Light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style:font-size-asian="24pt" style:font-weight-asian="bold" style:font-size-complex="24pt" style:font-weight-complex="bold"/>
    </style:style>
    <style:style style:name="T6" style:family="text">
      <style:text-properties fo:font-size="12pt" fo:font-weight="bold" style:font-size-asian="18pt" style:font-weight-asian="bold" style:font-size-complex="18pt" style:font-weight-complex="bold"/>
    </style:style>
    <style:style style:name="T7" style:family="text">
      <style:text-properties fo:font-size="11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29cm" svg:height="1.651cm" svg:x="15.478cm" svg:y="6.5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16cm" svg:height="1.107cm" svg:x="15.818cm" svg:y="6.842cm">
          <draw:text-box>
            <text:p text:style-name="P2"><text:span text:style-name="T1">Filter synthesis</text:span></text:p>
            <text:p text:style-name="P2"><text:span text:style-name="T1">tool</text:span></text:p>
          </draw:text-box>
        </draw:frame>
        <draw:custom-shape draw:style-name="gr3" draw:text-style-name="P1" draw:layer="layout" svg:width="4.064cm" svg:height="1.651cm" svg:x="20.431cm" svg:y="6.4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21cm" svg:height="1.107cm" svg:x="20.558cm" svg:y="6.715cm">
          <draw:text-box>
            <text:p text:style-name="P2"><text:span text:style-name="T1">Matching network</text:span></text:p>
            <text:p text:style-name="P2"><text:span text:style-name="T1">Synthesis tool</text:span></text:p>
          </draw:text-box>
        </draw:frame>
        <draw:custom-shape draw:style-name="gr4" draw:text-style-name="P1" draw:layer="layout" svg:width="3.81cm" svg:height="1.778cm" svg:x="30.845cm" svg:y="6.4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65cm" svg:height="1.107cm" svg:x="31.099cm" svg:y="6.842cm">
          <draw:text-box>
            <text:p text:style-name="P2"><text:span text:style-name="T1">Power combiner</text:span></text:p>
            <text:p text:style-name="P2"><text:span text:style-name="T1">design tool</text:span></text:p>
          </draw:text-box>
        </draw:frame>
        <draw:frame draw:style-name="gr2" draw:text-style-name="P5" draw:layer="layout" svg:width="2.115cm" svg:height="0.679cm" svg:x="8.96cm" svg:y="2.27cm">
          <draw:text-box>
            <text:p text:style-name="P4"><text:span text:style-name="T2">MariaDB</text:span></text:p>
          </draw:text-box>
        </draw:frame>
        <draw:frame draw:style-name="gr2" draw:text-style-name="P3" draw:layer="layout" svg:width="2.915cm" svg:height="0.679cm" svg:x="8.62cm" svg:y="3.794cm">
          <draw:text-box>
            <text:p text:style-name="P2"><text:span text:style-name="T1">Zverev tables</text:span></text:p>
          </draw:text-box>
        </draw:frame>
        <draw:custom-shape draw:style-name="gr5" draw:text-style-name="P1" xml:id="id1" draw:id="id1" draw:layer="layout" svg:width="7.874cm" svg:height="3.81cm" svg:x="13.192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138cm" svg:height="0.679cm" svg:x="13.49cm" svg:y="2.27cm">
          <draw:text-box>
            <text:p text:style-name="P4"><text:span text:style-name="T2">Lowpass prototypes</text:span></text:p>
          </draw:text-box>
        </draw:frame>
        <draw:frame draw:style-name="gr2" draw:text-style-name="P6" draw:layer="layout" svg:width="5.032cm" svg:height="1.535cm" svg:x="13.376cm" svg:y="3.162cm">
          <draw:text-box>
            <text:p><text:span text:style-name="T1">-Butterworth</text:span></text:p>
            <text:p><text:span text:style-name="T1">-Chebyshev</text:span></text:p>
            <text:p><text:span text:style-name="T1">-Data from Zverev table</text:span><text:span text:style-name="T3">s</text:span></text:p>
          </draw:text-box>
        </draw:frame>
        <draw:connector draw:style-name="gr6" draw:text-style-name="P1" draw:layer="layout" draw:type="line" svg:x1="17.129cm" svg:y1="5.699cm" svg:x2="17.192cm" svg:y2="6.588cm" draw:start-shape="id1" draw:start-glue-point="2" draw:end-shape="id2" draw:end-glue-point="0" svg:d="M17129 5699l63 889" svg:viewBox="0 0 64 890">
          <text:p/>
        </draw:connector>
        <draw:custom-shape draw:style-name="gr7" draw:text-style-name="P1" xml:id="id3" draw:id="id3" draw:layer="layout" svg:width="3.556cm" svg:height="3.556cm" svg:x="8.239cm" svg:y="2.01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1" draw:layer="layout" draw:type="line" svg:x1="11.795cm" svg:y1="3.794cm" svg:x2="13.192cm" svg:y2="3.794cm" draw:start-shape="id3" draw:start-glue-point="8" draw:end-shape="id1" draw:end-glue-point="3" svg:d="M11795 3794h1397" svg:viewBox="0 0 1398 1">
          <text:p/>
        </draw:connector>
        <draw:custom-shape draw:style-name="gr8" draw:text-style-name="P1" draw:layer="layout" svg:width="1.397cm" svg:height="20.574cm" draw:transform="rotate (1.5707963267949) translate (14.208cm 10.39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7" draw:layer="layout" svg:width="0.508cm" svg:height="0.508cm" svg:x="26.273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08cm" svg:height="0.508cm" svg:x="27.543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08cm" svg:height="0.508cm" svg:x="28.68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xml:id="id4" draw:id="id4" draw:layer="layout" svg:width="6.183cm" svg:height="0.679cm" svg:x="20.683cm" svg:y="10.655cm">
          <draw:text-box>
            <text:p><text:span text:style-name="T3">emit simulateNetwork(SchInfo);</text:span></text:p>
          </draw:text-box>
        </draw:frame>
        <draw:custom-shape draw:style-name="gr10" draw:text-style-name="P8" xml:id="id5" draw:id="id5" draw:layer="layout" svg:width="7.112cm" svg:height="5.334cm" svg:x="20.304cm" svg:y="13.319cm">
          <text:p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774cm" svg:y1="11.334cm" svg:x2="23.86cm" svg:y2="13.319cm" draw:start-shape="id4" draw:start-glue-point="2" draw:end-shape="id5" draw:end-glue-point="0" svg:d="M23774 11334l86 1985" svg:viewBox="0 0 87 1986">
          <text:p/>
        </draw:connector>
        <draw:frame draw:style-name="gr11" draw:text-style-name="P10" draw:layer="layout" svg:width="2.286cm" svg:height="0.889cm" svg:x="21.701cm" svg:y="13.446cm">
          <draw:text-box>
            <text:p text:style-name="P9"><text:span text:style-name="T4">Core</text:span></text:p>
          </draw:text-box>
        </draw:frame>
        <draw:frame draw:style-name="gr12" draw:text-style-name="P12" draw:layer="layout" svg:width="9.398cm" svg:height="4.445cm" svg:x="30.972cm" svg:y="11.287cm">
          <draw:text-box>
            <text:p text:style-name="P11"><text:span text:style-name="T5">SchInfo</text:span></text:p>
            <text:p text:style-name="P11"><text:span text:style-name="T5"/></text:p>
            <text:p text:style-name="P11"><text:span text:style-name="T6">→</text:span><text:span text:style-name="T5"> </text:span><text:span text:style-name="T7">Graphical stuff: Component, nodes and wires.</text:span></text:p>
            <text:p text:style-name="P11"><text:span text:style-name="T7">→ </text:span><text:span text:style-name="T7">Qucsator netlist for external simulation.</text:span></text:p>
          </draw:text-box>
        </draw:frame>
        <draw:custom-shape draw:style-name="gr13" draw:text-style-name="P1" draw:layer="layout" svg:width="9.398cm" svg:height="2.921cm" svg:x="30.845cm" svg:y="11.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Light1" fo:font-family="'Lato Light'" style:font-style-name="Light" style:font-pitch="variable" fo:font-size="12pt" fo:font-style="normal" fo:text-shadow="none" style:text-underline-style="none" fo:font-weight="250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6:30:29.992091175</meta:creation-date>
    <dc:date>2018-12-30T16:51:51.408741458</dc:date>
    <meta:editing-duration>PT30S</meta:editing-duration>
    <meta:editing-cycles>1</meta:editing-cycles>
    <meta:generator>LibreOffice/6.1.3.2$Linux_X86_64 LibreOffice_project/86daf60bf00efa86ad547e59e09d6bb77c699acb</meta:generator>
    <meta:document-statistic meta:object-count="24"/>
  </office:meta>
</office:document-meta>
</file>